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468ec" officeooo:paragraph-rsid="001468ec"/>
    </style:style>
    <style:style style:name="P7" style:family="paragraph" style:parent-style-name="Table_20_Contents">
      <style:text-properties officeooo:rsid="001468ec" officeooo:paragraph-rsid="0014af41"/>
    </style:style>
    <style:style style:name="P8" style:family="paragraph" style:parent-style-name="Azione_20_attore">
      <style:text-properties officeooo:rsid="000d063f" officeooo:paragraph-rsid="000d063f"/>
    </style:style>
    <style:style style:name="P9" style:family="paragraph" style:parent-style-name="Azione_20_attore">
      <style:text-properties officeooo:paragraph-rsid="000d063f"/>
    </style:style>
    <style:style style:name="P10" style:family="paragraph" style:parent-style-name="Azione_20_sistema">
      <style:text-properties officeooo:rsid="000d063f" officeooo:paragraph-rsid="000d063f"/>
    </style:style>
    <style:style style:name="P11" style:family="paragraph" style:parent-style-name="Azione_20_sistema">
      <style:text-properties officeooo:rsid="000ecb4d" officeooo:paragraph-rsid="000d063f"/>
    </style:style>
    <style:style style:name="P12" style:family="paragraph" style:parent-style-name="Azione_20_sistema">
      <style:text-properties officeooo:rsid="000ecb4d" officeooo:paragraph-rsid="000ecb4d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4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4af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7"><text:span text:style-name="T5">Ritiro scolastic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6">2)<text:span text:style-name="T5">L'iscrizione è stata effettuata e l'iscritto frequenta già 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39549" text:style-name="Numerazione_20_UC">
              <text:list-item text:start-value="1">
                <text:p text:style-name="P8"><text:span text:style-name="T5">Il genitore</text:span> accede alla pagina <text:span text:style-name="T4">del proprio profilo</text:span>.</text:p>
                <text:p text:style-name="P13"/>
              </text:list-item>
              <text:list-item>
                <text:p text:style-name="P10">Il sistema mostra la <text:span text:style-name="T4">sezione e le varie funzioni disponibili</text:span></text:p>
              </text:list-item>
            </text:list>
            <text:list xml:id="list40558493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4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0559794" text:continue-list="list40539549" text:style-name="Numerazione_20_UC">
              <text:list-item>
                <text:p text:style-name="P9"><text:span text:style-name="T1"><text:s/>L'impiegato </text:span><text:span text:style-name="T2">sceglie </text:span><text:span text:style-name="T5">ritirare la propria iscrizione all'asilo</text:span><text:span text:style-name="T4"> e inoltra la richiesta</text:span></text:p>
                <text:p text:style-name="P11"/>
              </text:list-item>
              <text:list-item>
                <text:p text:style-name="P12"><text:s/>Il sistema mostra <text:span text:style-name="T4">in ritorno la risposta della richiesta inoltrat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rispost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Velocità di caricamen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6</meta:editing-cycles>
    <meta:generator>LibreOffice/3.6$Windows_x86 LibreOffice_project/da8c1e6-fd468f4-454e206-f42a4a9-143cfd</meta:generator>
    <dc:date>2012-10-19T20:43:25.48</dc:date>
    <meta:document-statistic meta:table-count="1" meta:image-count="0" meta:object-count="0" meta:page-count="1" meta:paragraph-count="18" meta:word-count="91" meta:character-count="634" meta:non-whitespace-character-count="563"/>
  </office:meta>
</office:document-meta>
</file>